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Javier Pérez Rufo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adecuada, se aplican los conceptos básicos de forma correcta.</text:p>
      <text:p text:style-name="Text_20_body">Arquitectura correcta, a mejorar organización. Muy importante sangrado de clases.</text:p>
      <text:h text:style-name="Heading_20_2" text:outline-level="2">Anotaciones</text:h>
      <text:p text:style-name="Text_20_body">RF:</text:p>
      <text:list xml:id="list1830374105165933008" text:style-name="L1">
        <text:list-item>
          <text:p text:style-name="P1">Acceso correcto, validación</text:p>
        </text:list-item>
        <text:list-item>
          <text:p text:style-name="P1">Extendidos:</text:p>
        </text:list-item>
      </text:list>
      <text:list xml:id="list7310121704299650721" text:style-name="L2">
        <text:list-item>
          <text:p text:style-name="P2">Control de autorización daba problemas, control de acceso puede darlos: prueba a acceder con un abogado y luego en otra pestaña con un cliente</text:p>
        </text:list-item>
      </text:list>
      <text:p text:style-name="Text_20_body"/>
      <text:p text:style-name="Text_20_body">RNF:</text:p>
      <text:list xml:id="list6698957590734119530" text:style-name="L3">
        <text:list-item>
          <text:p text:style-name="P3">Buen empleo de asociaciones simples, las asociaciones inversas existen pero no se utilizan</text:p>
        </text:list-item>
        <text:list-item>
          <text:p text:style-name="P3">Empleo correcto de HQL, filtrados por provincia no se emplean</text:p>
        </text:list-item>
        <text:list-item>
          <text:p text:style-name="P3">Configuración completa</text:p>
        </text:list-item>
        <text:list-item>
          <text:p text:style-name="P3">Extendidos:</text:p>
        </text:list-item>
      </text:list>
      <text:list xml:id="list3835110456642878314" text:style-name="L4">
        <text:list-item>
          <text:p text:style-name="P4">Diseño BS con tiles</text:p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6810861070254625672" text:style-name="L5">
        <text:list-item>
          <text:p text:style-name="P5">Normalmente el password no se muestra en los datos de un usuario</text:p>
        </text:list-item>
        <text:list-item>
          <text:p text:style-name="P5">Incluir mensajes personalizados para validaciones</text:p>
        </text:list-item>
        <text:list-item>
          <text:p text:style-name="P5">Modificar datos de un caso no lista los desplegables, no se puede modificar</text:p>
        </text:list-item>
        <text:list-item>
          <text:p text:style-name="P5">Cambiar contraseña no hace nada</text:p>
        </text:list-item>
      </text:list>
      <text:p text:style-name="Text_20_body"/>
      <text:p text:style-name="Text_20_body">Navegación / Usabilidad</text:p>
      <text:list xml:id="list1817958780" text:continue-numbering="true" text:style-name="L5">
        <text:list-item>
          <text:p text:style-name="P5">Página de inicio cargada, en el menú de arriba se podrían distribuir las opciones</text:p>
          <text:p text:style-name="P5"/>
        </text:list-item>
      </text:list>
      <text:p text:style-name="Text_20_body"><text:soft-page-break/>RF:</text:p>
      <text:list xml:id="list4954595157348528718" text:style-name="L6">
        <text:list-item>
          <text:p text:style-name="P6">Registro de usuarios</text:p>
        </text:list-item>
      </text:list>
      <text:p text:style-name="Text_20_body"/>
      <text:p text:style-name="Text_20_body">RNF:</text:p>
      <text:list xml:id="list588299081918366905" text:style-name="L7">
        <text:list-item>
          <text:p text:style-name="P7">Organización controladores</text:p>
        </text:list-item>
        <text:list-item>
          <text:p text:style-name="P7">Necesario buscar para eliminar?</text:p>
        </text:list-item>
        <text:list-item>
          <text:p text:style-name="P7">AJAX</text:p>
        </text:list-item>
      </text:list>
      <text:p text:style-name="Text_20_body"/>
      <text:p text:style-name="Text_20_body">Adecuación a RF propuestos:</text:p>
      <text:list xml:id="list4016234157940484919" text:style-name="L8">
        <text:list-item>
          <text:p text:style-name="P8">Bonificaciones</text:p>
        </text:list-item>
        <text:list-item>
          <text:p text:style-name="P8">Varias especialidades por abogado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7T17:53:51</dc:date>
    <dc:creator>Alejandro Jurado</dc:creator>
    <meta:editing-duration>PT1H29M55S</meta:editing-duration>
    <meta:editing-cycles>10</meta:editing-cycles>
    <meta:generator>OpenOffice/4.1.1$Unix OpenOffice.org_project/411m6$Build-9775</meta:generator>
    <meta:document-statistic meta:table-count="0" meta:image-count="0" meta:object-count="0" meta:page-count="2" meta:paragraph-count="36" meta:word-count="187" meta:character-count="1160"/>
  </office:meta>
</office:document-meta>
</file>